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B00000502F40540DD.png" manifest:media-type=""/>
  <manifest:file-entry manifest:full-path="Pictures/10000201000003EB00000502E13F741C.png" manifest:media-type=""/>
  <manifest:file-entry manifest:full-path="Pictures/10000201000003EB000005022F9B9B7B.png" manifest:media-type=""/>
  <manifest:file-entry manifest:full-path="Pictures/10000201000003EB00000502FC080428.png" manifest:media-type=""/>
  <manifest:file-entry manifest:full-path="Pictures/10000201000003EB0000050287B615E3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bf424" officeooo:paragraph-rsid="001bf424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35pt" officeooo:rsid="001bf424" officeooo:paragraph-rsid="001bf424" style:font-size-asian="35pt" style:font-size-complex="35pt"/>
    </style:style>
    <style:style style:name="P3" style:family="paragraph" style:parent-style-name="Standard">
      <style:paragraph-properties fo:text-align="center" style:justify-single-word="false"/>
      <style:text-properties fo:font-size="35pt" fo:font-style="italic" style:text-underline-style="solid" style:text-underline-width="auto" style:text-underline-color="font-color" fo:font-weight="bold" officeooo:rsid="001bf424" officeooo:paragraph-rsid="001bf424" style:font-size-asian="35pt" style:font-style-asian="italic" style:font-weight-asian="bold" style:font-size-complex="35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officeooo:rsid="001bf424" officeooo:paragraph-rsid="001bf424" style:font-size-asian="10.5pt" style:font-size-complex="12pt"/>
    </style:style>
    <style:style style:name="P5" style:family="paragraph" style:parent-style-name="Standard">
      <style:paragraph-properties fo:text-align="center" style:justify-single-word="false" fo:break-before="page"/>
      <style:text-properties fo:font-size="12pt" officeooo:rsid="001bf424" officeooo:paragraph-rsid="001bf424" style:font-size-asian="10.5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2"/>
      <text:p text:style-name="P2">PANTALLAS DE LA APLICACIÓN</text:p>
      <text:p text:style-name="P2"/>
      <text:p text:style-name="P3">giTeclado</text:p>
      <text:p text:style-name="P5"/>
      <text:p text:style-name="P4"/>
      <text:p text:style-name="P1"><draw:frame draw:style-name="fr1" draw:name="gráficos1" text:anchor-type="paragraph" svg:width="17cm" svg:height="21.728cm" draw:z-index="1"><draw:image xlink:href="Pictures/10000201000003EB0000050287B615E3.png" xlink:type="simple" xlink:show="embed" xlink:actuate="onLoad"/></draw:frame></text:p>
      <text:p text:style-name="P1"/>
      <text:p text:style-name="P1"/>
      <text:p text:style-name="P4"/>
      <text:p text:style-name="P4"><text:soft-page-break/></text:p>
      <text:p text:style-name="P4"/>
      <text:p text:style-name="P4"><draw:frame draw:style-name="fr2" draw:name="gráficos2" text:anchor-type="paragraph" svg:width="17cm" svg:height="21.728cm" draw:z-index="3"><draw:image xlink:href="Pictures/10000201000003EB00000502FC08042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1" draw:name="gráficos3" text:anchor-type="paragraph" svg:width="17cm" svg:height="21.728cm" draw:z-index="0"><draw:image xlink:href="Pictures/10000201000003EB000005022F9B9B7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1" draw:name="gráficos4" text:anchor-type="paragraph" svg:width="17cm" svg:height="21.728cm" draw:z-index="2"><draw:image xlink:href="Pictures/10000201000003EB00000502E13F741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2" draw:name="gráficos5" text:anchor-type="paragraph" svg:width="17cm" svg:height="21.728cm" draw:z-index="4"><draw:image xlink:href="Pictures/10000201000003EB00000502F40540D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5T20:01:12.451709858</meta:creation-date>
    <dc:date>2014-05-05T20:20:57.601334865</dc:date>
    <meta:editing-duration>PT7M32S</meta:editing-duration>
    <meta:editing-cycles>2</meta:editing-cycles>
    <meta:generator>LibreOffice/4.1.5.3$Linux_X86_64 LibreOffice_project/410m0$Build-3</meta:generator>
    <meta:document-statistic meta:table-count="0" meta:image-count="5" meta:object-count="0" meta:page-count="6" meta:paragraph-count="2" meta:word-count="5" meta:character-count="35" meta:non-whitespace-character-count="32"/>
  </office:meta>
</office:document-meta>
</file>